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C1FCC385295DCAF9C9.png" manifest:media-type="image/png"/>
  <manifest:file-entry manifest:full-path="Pictures/1000000000000332000002C10B98BCB1CD3C1B4D.png" manifest:media-type="image/png"/>
  <manifest:file-entry manifest:full-path="Pictures/1000000000000332000002C1DE535CA1AD37C0B6.png" manifest:media-type="image/png"/>
  <manifest:file-entry manifest:full-path="Pictures/1000000000000332000002C166260A236DFCF401.png" manifest:media-type="image/png"/>
  <manifest:file-entry manifest:full-path="Pictures/1000000000000332000002C1808ACC0A05C6016C.png" manifest:media-type="image/png"/>
  <manifest:file-entry manifest:full-path="Pictures/1000000000000332000002C196E4851B028164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6.528cm" svg:x="1.016cm" svg:y="1.138cm">
          <draw:image xlink:href="Pictures/1000000000000332000002C196E4851B02816427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6.553cm" svg:x="11.406cm" svg:y="1.238cm">
          <draw:image xlink:href="Pictures/1000000000000332000002C166260A236DFCF40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8.738cm" svg:x="0.003cm" svg:y="8.755cm">
          <draw:image xlink:href="Pictures/1000000000000332000002C1DE535CA1AD37C0B6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8.738cm" svg:x="10.271cm" svg:y="8.718cm">
          <draw:image xlink:href="Pictures/1000000000000332000002C10B98BCB1CD3C1B4D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8.738cm" svg:x="0.057cm" svg:y="19.034cm">
          <draw:image xlink:href="Pictures/1000000000000332000002C1808ACC0A05C6016C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8.738cm" svg:x="10.398cm" svg:y="19.059cm">
          <draw:image xlink:href="Pictures/1000000000000332000002C1FCC385295DCAF9C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0:49:45.336019125</meta:creation-date>
    <dc:date>2021-08-13T10:56:13.318294076</dc:date>
    <meta:editing-duration>PT6M28S</meta:editing-duration>
    <meta:editing-cycles>1</meta:editing-cycles>
    <meta:document-statistic meta:object-count="6"/>
    <meta:generator>LibreOffice/6.4.7.2$Linux_X86_64 LibreOffice_project/40$Build-2</meta:generator>
  </office:meta>
</office:document-meta>
</file>